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5-05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5-04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5-03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5-02-2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5-01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4-12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4-11-2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4-10-3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4-09-2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4-08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4-07-3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4-06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4-05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4-04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4-03-2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4-02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4-01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3-12-2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3-11-2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3-10-2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3-09-2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3-08-2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3-07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3-06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3-05-3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3-04-2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3-03-2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3-03-2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3-02-2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3-01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2-12-2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2-11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2-10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2-09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2-08-3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2-07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2-06-2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2-05-3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2-04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2-03-2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2-02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2-01-2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1-12-2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1-11-2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1-10-2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1-09-2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1-08-2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1-07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1-06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1-05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1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1-03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1-02-2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1-01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0-12-1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0-11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0-10-3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0-10-1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0-09-2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0-08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0-07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0-07-0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0-06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0-05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0-04-29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0-02-2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20-01-30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9-12-3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9-11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9-10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9-09-2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9-08-12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9-07-22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9-06-1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9-05-2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9-04-2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9-03-1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9-02-1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8-12-1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8-11-1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8-10-2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8-09-24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8-08-2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8-07-2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8-06-2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8-05-2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8-04-1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8-03-2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8-02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8-01-2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7-12-1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7-11-2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7-10-2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7-09-25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7-08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7-07-2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7-06-2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7-05-2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7-04-2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7-03-27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7-02-2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7-01-2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6-12-1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6-11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6-10-3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6-09-2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6-08-22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6-07-2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6-06-2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6-05-2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6-04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6-03-23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6-02-2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6-01-2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5-12-2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5-11-2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5-10-2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5-09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5-08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5-07-2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5-06-2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5-05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5-04-20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5-03-2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5-02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5-01-2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4-12-1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4-11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4-10-2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4-09-3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4-08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4-07-3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4-06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4-05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4-04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4-04-0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4-03-0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4-01-2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3-12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3-11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3-10-3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3-09-2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3-08-2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3-07-3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3-06-2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3-05-3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3-04-3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3-02-2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3-02-0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2-12-20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2-11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2-11-0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2-09-1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2-08-2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2-07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2-06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2-05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2-04-3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2-03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2-02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2-0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1-12-28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1-11-29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1-10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1-09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1-08-3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1-07-2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1-06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1-05-23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1-04-2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1-03-2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1-02-2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1-01-24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0-12-2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0-11-22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0-10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0-09-27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0-08-2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0-07-2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0-06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0-05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0-04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0-03-29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0-02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10-01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9-12-2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9-11-2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9-10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9-09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9-08-2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9-07-30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9-06-2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9-05-2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9-04-2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9-03-2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9-02-2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9-01-2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8-12-2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8-11-2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8-10-2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8-09-2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8-08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8-07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8-06-2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8-05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8-04-2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8-03-2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8-01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7-12-1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7-11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7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7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200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5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4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4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4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4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4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4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4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4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4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06071223901</text:p>
          </table:table-cell>
          <table:table-cell office:value-type="string" calcext:value-type="string">
            <text:p>RI-WCW <text:s text:c="2"/>59</text:p>
          </table:table-cell>
          <table:table-cell office:value-type="string" calcext:value-type="string">
            <text:p>194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30" meta:object-count="0"/>
    <meta:user-defined meta:name="AppVersion">3.0</meta:user-defined>
  </office:meta>
</office:document-meta>
</file>